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OpFaul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Fault.isFaultNameElementFormQual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Fault.isComplex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Fault.WsdlOpFault( String name , QName xmlType , boolean isComplex , WsdlTypes wsdl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